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15300000190CE6D61C21CD0E579.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6.492cm" fo:margin-left="-0.191cm" fo:margin-top="0cm" fo:margin-bottom="0cm" table:align="left" style:writing-mode="lr-tb"/>
    </style:style>
    <style:style style:name="Table2.A" style:family="table-column">
      <style:table-column-properties style:column-width="7.488cm"/>
    </style:style>
    <style:style style:name="Table2.B" style:family="table-column">
      <style:table-column-properties style:column-width="9.005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margin-left="0cm" fo:margin-right="0cm" fo:text-indent="0.691cm" style:auto-text-indent="false"/>
      <style:text-properties fo:language="en" fo:country="US"/>
    </style:style>
    <style:style style:name="P4" style:family="paragraph" style:parent-style-name="Standard">
      <style:paragraph-properties fo:margin-left="0cm" fo:margin-right="0cm" fo:text-indent="0.691cm" style:auto-text-indent="false"/>
      <style:text-properties fo:language="en" fo:country="US" officeooo:rsid="00094ea0" officeooo:paragraph-rsid="00094ea0"/>
    </style:style>
    <style:style style:name="P5" style:family="paragraph" style:parent-style-name="Standard">
      <style:paragraph-properties fo:margin-left="0cm" fo:margin-right="0cm" fo:text-indent="0.691cm" style:auto-text-indent="false">
        <style:tab-stops>
          <style:tab-stop style:position="8.601cm" style:type="center"/>
        </style:tab-stops>
      </style:paragraph-properties>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justify" style:justify-single-word="false"/>
      <style:text-properties fo:language="en" fo:country="US" officeooo:paragraph-rsid="000968ec"/>
    </style:style>
    <style:style style:name="P8" style:family="paragraph" style:parent-style-name="Standard">
      <style:paragraph-properties fo:text-align="justify" style:justify-single-word="false"/>
      <style:text-properties fo:language="en" fo:country="US" officeooo:rsid="00097603" officeooo:paragraph-rsid="00097603"/>
    </style:style>
    <style:style style:name="P9" style:family="paragraph" style:parent-style-name="Standard">
      <style:paragraph-properties fo:text-align="justify" style:justify-single-word="false"/>
      <style:text-properties officeooo:paragraph-rsid="00128dd9"/>
    </style:style>
    <style:style style:name="P10" style:family="paragraph" style:parent-style-name="Standard">
      <style:paragraph-properties fo:margin-left="2.54cm" fo:margin-right="0cm" fo:text-indent="1.27cm" style:auto-text-indent="false"/>
      <style:text-properties fo:language="en" fo:country="US"/>
    </style:style>
    <style:style style:name="P11" style:family="paragraph" style:parent-style-name="Standard">
      <style:paragraph-properties fo:margin-top="0cm" fo:margin-bottom="0cm" loext:contextual-spacing="false" fo:line-height="100%"/>
      <style:text-properties fo:language="en" fo:country="US" officeooo:paragraph-rsid="000968ec"/>
    </style:style>
    <style:style style:name="P12" style:family="paragraph" style:parent-style-name="Standard">
      <style:paragraph-properties fo:margin-top="0cm" fo:margin-bottom="0cm" loext:contextual-spacing="false" fo:line-height="100%"/>
      <style:text-properties fo:font-size="10pt" fo:language="en" fo:country="US" style:font-size-asian="10pt" style:font-size-complex="10pt"/>
    </style:style>
    <style:style style:name="P13" style:family="paragraph" style:parent-style-name="Standard">
      <style:paragraph-properties fo:margin-top="0cm" fo:margin-bottom="0cm" loext:contextual-spacing="false" fo:line-height="100%"/>
      <style:text-properties fo:font-size="10pt" fo:language="en" fo:country="US" officeooo:paragraph-rsid="000968ec" style:font-size-asian="10pt" style:font-size-complex="10pt"/>
    </style:style>
    <style:style style:name="P14" style:family="paragraph" style:parent-style-name="Standard" style:master-page-name="Standard">
      <style:paragraph-properties fo:text-align="end" style:justify-single-word="false" style:page-number="auto"/>
      <style:text-properties fo:language="en" fo:country="US"/>
    </style:style>
    <style:style style:name="P15" style:family="paragraph" style:parent-style-name="Header">
      <style:paragraph-properties fo:margin-top="0cm" fo:margin-bottom="0cm" loext:contextual-spacing="false" fo:line-height="100%"/>
    </style:style>
    <style:style style:name="P16" style:family="paragraph" style:parent-style-name="Header">
      <style:paragraph-properties fo:margin-top="0cm" fo:margin-bottom="0cm" loext:contextual-spacing="false" fo:line-height="100%"/>
      <style:text-properties officeooo:paragraph-rsid="000f4dd2"/>
    </style:style>
    <style:style style:name="P17" style:family="paragraph" style:parent-style-name="Header">
      <style:paragraph-properties fo:margin-top="0cm" fo:margin-bottom="0cm" loext:contextual-spacing="false" fo:line-height="100%"/>
      <style:text-properties fo:font-size="6pt" style:font-size-asian="6pt" style:font-size-complex="6pt"/>
    </style:style>
    <style:style style:name="P18" style:family="paragraph" style:parent-style-name="Header">
      <style:paragraph-properties fo:margin-top="0cm" fo:margin-bottom="0cm" loext:contextual-spacing="false" fo:line-height="100%"/>
      <style:text-properties fo:font-size="6pt" officeooo:paragraph-rsid="000f4dd2" style:font-size-asian="6pt" style:font-size-complex="6pt"/>
    </style:style>
    <style:style style:name="P19" style:family="paragraph" style:parent-style-name="Header">
      <style:paragraph-properties fo:margin-top="0cm" fo:margin-bottom="0cm" loext:contextual-spacing="false" fo:line-height="100%"/>
      <style:text-properties fo:font-size="6pt" officeooo:paragraph-rsid="000f4dd2" style:font-size-asian="5.25pt" style:font-size-complex="6pt"/>
    </style:style>
    <style:style style:name="T1" style:family="text">
      <style:text-properties fo:language="en" fo:country="US" fo:font-style="normal" style:font-style-asian="normal" style:font-style-complex="normal"/>
    </style:style>
    <style:style style:name="T2" style:family="text">
      <style:text-properties fo:language="en" fo:country="US" fo:font-style="normal" officeooo:rsid="0009d572" style:font-style-asian="normal" style:font-style-complex="normal"/>
    </style:style>
    <style:style style:name="T3" style:family="text">
      <style:text-properties fo:language="en" fo:country="US" fo:font-style="normal" officeooo:rsid="000968ec" style:font-style-asian="normal" style:font-style-complex="normal"/>
    </style:style>
    <style:style style:name="T4" style:family="text">
      <style:text-properties fo:language="en" fo:country="US" fo:font-style="normal" officeooo:rsid="000cd838" style:font-style-asian="normal" style:font-style-complex="normal"/>
    </style:style>
    <style:style style:name="T5" style:family="text">
      <style:text-properties fo:language="en" fo:country="US" fo:font-style="normal" officeooo:rsid="00097603" style:font-style-asian="normal" style:font-style-complex="normal"/>
    </style:style>
    <style:style style:name="T6" style:family="text">
      <style:text-properties fo:language="en" fo:country="US" fo:font-style="normal" officeooo:rsid="000dc42e" style:font-style-asian="normal" style:font-style-complex="normal"/>
    </style:style>
    <style:style style:name="T7" style:family="text">
      <style:text-properties fo:language="en" fo:country="US" fo:font-style="normal" officeooo:rsid="0010a93a" style:font-style-asian="normal" style:font-style-complex="normal"/>
    </style:style>
    <style:style style:name="T8" style:family="text">
      <style:text-properties fo:language="en" fo:country="US" fo:font-style="normal" officeooo:rsid="00128dd9" style:font-style-asian="normal" style:font-style-complex="normal"/>
    </style:style>
    <style:style style:name="T9" style:family="text">
      <style:text-properties style:font-name="Times New Roman1"/>
    </style:style>
    <style:style style:name="T10" style:family="text">
      <style:text-properties officeooo:rsid="000968ec"/>
    </style:style>
    <style:style style:name="T11" style:family="text">
      <style:text-properties style:text-position="sub 58%" fo:language="en" fo:country="US" fo:font-style="normal" officeooo:rsid="000968ec" style:font-style-asian="normal" style:font-style-complex="normal"/>
    </style:style>
    <style:style style:name="T12" style:family="text">
      <style:text-properties style:text-position="sub 58%" fo:language="en" fo:country="US" fo:font-style="normal" officeooo:rsid="000cd838" style:font-style-asian="normal" style:font-style-complex="normal"/>
    </style:style>
    <style:style style:name="T13" style:family="text">
      <style:text-properties style:text-position="sub 58%" fo:language="en" fo:country="US" fo:font-style="normal" officeooo:rsid="0009d572" style:font-style-asian="normal" style:font-style-complex="normal"/>
    </style:style>
    <style:style style:name="T14" style:family="text">
      <style:text-properties style:text-position="sub 58%" fo:language="en" fo:country="US" fo:font-style="normal" officeooo:rsid="000dc42e" style:font-style-asian="normal" style:font-style-complex="normal"/>
    </style:style>
    <style:style style:name="T15" style:family="text">
      <style:text-properties officeooo:rsid="0007a199"/>
    </style:style>
    <style:style style:name="T16" style:family="text">
      <style:text-properties officeooo:rsid="00094ea0"/>
    </style:style>
    <style:style style:name="T17" style:family="text">
      <style:text-properties officeooo:rsid="000d5e42"/>
    </style:style>
    <style:style style:name="T18" style:family="text">
      <style:text-properties fo:font-size="6pt" style:font-size-asian="6pt" style:font-size-complex="6pt"/>
    </style:style>
    <style:style style:name="T19" style:family="text">
      <style:text-properties officeooo:rsid="001062a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5">September</text:span> <text:span text:style-name="T15">16</text:span>, 201<text:span text:style-name="T15">8</text:span></text:p>
      <text:p text:style-name="P1"/>
      <text:p text:style-name="P1"/>
      <text:p text:style-name="P1">To: Prof. <text:span text:style-name="T9">Jeffrey Potoff</text:span></text:p>
      <text:p text:style-name="P3">Editorial Board <text:span text:style-name="T16">Member</text:span></text:p>
      <text:p text:style-name="P4">Fluid Phase Equilibria</text:p>
      <text:p text:style-name="P5">E-mail: jpotoff@wayne.edu</text:p>
      <text:p text:style-name="P1"/>
      <text:p text:style-name="P1"/>
      <text:p text:style-name="P3">Dear Prof. <text:span text:style-name="T10">Potoff</text:span>:</text:p>
      <text:p text:style-name="P1"/>
      <text:p text:style-name="P9"><text:span text:style-name="T1">We are pleased to submit </text:span><text:span text:style-name="T2">our </text:span><text:span text:style-name="T1">manuscript </text:span><text:span text:style-name="T3">entitled </text:span><text:span text:style-name="T1">“</text:span><text:span text:style-name="T3">A molecular dynamics study of the solvation of carbon dioxide and other compounds in the ionic liquids [emim][B(CN)</text:span><text:span text:style-name="T11">4</text:span><text:span text:style-name="T3">] and [emim][NTf</text:span><text:span text:style-name="T11">2</text:span><text:span text:style-name="T3">]</text:span><text:span text:style-name="T1">” for appreciation and possible publication in </text:span><text:span text:style-name="T3">the </text:span><text:span text:style-name="T1">special issue of Fluid Phase Equilibria on “recent developments in molecular simulation for the accurate prediction of phase equilibri</text:span><text:span text:style-name="T4">um</text:span><text:span text:style-name="T1"> and physical properties”. The manuscript contains original work on the </text:span><text:span text:style-name="T3">use of an expanded ensemble simulation method, developed in the framework of NPT molecular dynamics, for the study of solvation phenomena and phase equilibrium in ionic liquids. Our main goal is the investigation of carbon dioxide absorption in 1-ethyl-3-methylimidazolium tetracyanoborate, which has been pointed out as a suitable solvent for </text:span><text:span text:style-name="T6">CO</text:span><text:span text:style-name="T14">2</text:span><text:span text:style-name="T3">, with a potential use in carbon-capture technologies. In this context, we compare several force fields proposed in the literature and evaluate the use of different simplification strategies, aiming </text:span><text:span text:style-name="T4">producing a computationally efficient methodology</text:span><text:span text:style-name="T3">. We manage to obtain phase equilibrium results that corroborate recent experimental data, thus confirming the propensity of [emim][B(CN)</text:span><text:span text:style-name="T11">4</text:span><text:span text:style-name="T3">] for efficient physisorption of CO</text:span><text:span text:style-name="T12">2</text:span><text:span text:style-name="T5">. </text:span><text:span text:style-name="T4">In addition</text:span><text:span text:style-name="T5">, we simulate the solvation of CO</text:span><text:span text:style-name="T13">2</text:span><text:span text:style-name="T2"> in </text:span><text:span text:style-name="T4">another ionic liquid (</text:span><text:span text:style-name="T2">1-ethyl-3-methylimidazolium </text:span><text:span text:style-name="Emphasis"><text:span text:style-name="T4">bis-trifluoromethylsulfonyl-imide) </text:span></text:span><text:span text:style-name="Emphasis"><text:span text:style-name="T7">for comparison </text:span></text:span><text:span text:style-name="Emphasis"><text:span text:style-name="T4">and </text:span></text:span><text:span text:style-name="Emphasis"><text:span text:style-name="T7">also </text:span></text:span><text:span text:style-name="Emphasis"><text:span text:style-name="T4">compute activity coefficients of </text:span></text:span><text:span text:style-name="Emphasis"><text:span text:style-name="T8">water and </text:span></text:span><text:span text:style-name="Emphasis"><text:span text:style-name="T4">other compounds in </text:span></text:span><text:span text:style-name="Emphasis"><text:span text:style-name="T3">[emim][B(CN)</text:span></text:span><text:span text:style-name="Emphasis"><text:span text:style-name="T11">4</text:span></text:span><text:span text:style-name="Emphasis"><text:span text:style-name="T3">].</text:span></text:span></text:p>
      <text:p text:style-name="P7"/>
      <text:p text:style-name="P8">We thank for the opportunity <text:span text:style-name="T17">of </text:span>submit<text:span text:style-name="T17">ting </text:span>our manuscript <text:span text:style-name="T17">for </text:span>this special issue and hope it is eventually deemed as suitable for publication.</text:p>
      <text:p text:style-name="P2"/>
      <text:p text:style-name="P10">Sincerely yours,</text:p>
      <text:p text:style-name="P1"/>
      <table:table table:name="Table2" table:style-name="Table2">
        <table:table-column table:style-name="Table2.A"/>
        <table:table-column table:style-name="Table2.B"/>
        <table:table-row table:style-name="Table2.1">
          <table:table-cell table:style-name="Table2.A1" office:value-type="string">
            <text:p text:style-name="P12"/>
          </table:table-cell>
          <table:table-cell table:style-name="Table2.A1" office:value-type="string">
            <text:p text:style-name="P11">Charlles R. A. Abreu</text:p>
            <text:p text:style-name="P13">Adjunct Professor / Chem. Eng. Dept.</text:p>
            <text:p text:style-name="P13">Escola de Quimica</text:p>
            <text:p text:style-name="P13">Universidade Federal do Rio de Janeiro</text:p>
            <text:p text:style-name="P13">Rio de Janeiro, RJ 21941-909, B<text:span text:style-name="T19">razil</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pt" fo:country="BR"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pt" fo:country="BR"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pt" fo:country="BR" style:font-name-asian="MS Mincho" style:font-family-asian="'MS Mincho'"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492cm" fo:margin-left="-0.191cm" fo:margin-top="0cm" fo:margin-bottom="0cm" table:align="left" style:shadow="none" style:writing-mode="lr-tb"/>
    </style:style>
    <style:style style:name="Table3.A" style:family="table-column">
      <style:table-column-properties style:column-width="3.743cm"/>
    </style:style>
    <style:style style:name="Table3.B" style:family="table-column">
      <style:table-column-properties style:column-width="12.749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0.5pt solid #00000a" fo:border-bottom="0.5pt solid #00000a"/>
    </style:style>
    <style:style style:name="Table1" style:family="table">
      <style:table-properties style:width="16.51cm" table:align="margins" style:shadow="none" style:writing-mode="lr-tb"/>
    </style:style>
    <style:style style:name="Table1.A" style:family="table-column">
      <style:table-column-properties style:column-width="16.51cm" style:rel-column-width="65535*"/>
    </style:style>
    <style:style style:name="Table1.A1" style:family="table-cell">
      <style:table-cell-properties fo:padding="0.097cm" fo:border-left="none" fo:border-right="none" fo:border-top="none" fo:border-bottom="0.05pt solid #000000"/>
    </style:style>
    <style:style style:name="MP1" style:family="paragraph" style:parent-style-name="Header">
      <style:paragraph-properties fo:margin-top="0cm" fo:margin-bottom="0cm" loext:contextual-spacing="false" fo:line-height="100%"/>
      <style:text-properties fo:font-size="6pt" officeooo:paragraph-rsid="000f4dd2" style:font-size-asian="6pt" style:font-size-complex="6pt"/>
    </style:style>
    <style:style style:name="MP2" style:family="paragraph" style:parent-style-name="Header">
      <style:paragraph-properties fo:margin-top="0cm" fo:margin-bottom="0cm" loext:contextual-spacing="false" fo:line-height="100%"/>
      <style:text-properties officeooo:paragraph-rsid="000f4dd2"/>
    </style:style>
    <style:style style:name="MP3" style:family="paragraph" style:parent-style-name="Header">
      <style:paragraph-properties fo:margin-top="0cm" fo:margin-bottom="0cm" loext:contextual-spacing="false" fo:line-height="100%"/>
      <style:text-properties fo:font-size="6pt" officeooo:paragraph-rsid="000f4dd2" style:font-size-asian="5.25pt" style:font-size-complex="6pt"/>
    </style:style>
    <style:style style:name="MP4" style:family="paragraph" style:parent-style-name="Header">
      <style:paragraph-properties fo:margin-top="0cm" fo:margin-bottom="0cm" loext:contextual-spacing="false" fo:line-height="100%"/>
      <style:text-properties fo:font-size="6pt" style:font-size-asian="6pt" style:font-size-complex="6pt"/>
    </style:style>
    <style:style style:name="MP5" style:family="paragraph" style:parent-style-name="Header">
      <style:paragraph-properties fo:margin-top="0cm" fo:margin-bottom="0cm" loext:contextual-spacing="false" fo:line-height="100%"/>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cm" fo:margin-top="0.499cm"/>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style-name="Table3.1">
            <table:table-cell table:style-name="Table3.A1" office:value-type="string">
              <text:p text:style-name="MP1"><text:s/></text:p>
              <text:p text:style-name="MP2"><draw:frame draw:style-name="Mfr1" draw:name="Image1" text:anchor-type="as-char" svg:width="2.078cm" svg:height="2.452cm" draw:z-index="0"><draw:image xlink:href="Pictures/100000000000015300000190CE6D61C21CD0E579.jpg" xlink:type="simple" xlink:show="embed" xlink:actuate="onLoad"/></draw:frame></text:p>
              <text:p text:style-name="MP3"/>
            </table:table-cell>
            <table:table-cell table:style-name="Table3.A1" office:value-type="string">
              <text:p text:style-name="MP4"/>
              <text:p text:style-name="MP5">Chemical Engineering Department</text:p>
              <text:p text:style-name="MP5">School of Chemistry</text:p>
              <text:p text:style-name="MP5">Federal University of Rio de Janeiro</text:p>
              <text:p text:style-name="MP5">Brazil</text:p>
            </table:table-cell>
          </table:table-row>
        </table:table>
        <text:p text:style-name="Header"/>
      </style:header>
      <style:footer>
        <table:table table:name="Table1" table:style-name="Table1">
          <table:table-column table:style-name="Table1.A"/>
          <table:table-row>
            <table:table-cell table:style-name="Table1.A1" office:value-type="string">
              <text:p text:style-name="Table_20_Contents"/>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les Abreu</meta:initial-creator>
    <meta:editing-cycles>23</meta:editing-cycles>
    <meta:print-date>2017-04-27T03:28:00</meta:print-date>
    <meta:creation-date>2017-04-27T01:51:00</meta:creation-date>
    <dc:date>2018-09-16T03:07:40.798639602</dc:date>
    <meta:editing-duration>PT2H43M22S</meta:editing-duration>
    <meta:generator>LibreOffice/5.1.6.2$Linux_X86_64 LibreOffice_project/10m0$Build-2</meta:generator>
    <meta:document-statistic meta:table-count="3" meta:image-count="1" meta:object-count="0" meta:page-count="1" meta:paragraph-count="20" meta:word-count="280" meta:character-count="1976" meta:non-whitespace-character-count="171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